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paragraph-rsid="001549dd"/>
    </style:style>
    <style:style style:name="P2" style:family="paragraph" style:parent-style-name="Standard">
      <style:text-properties officeooo:rsid="001aab04" officeooo:paragraph-rsid="0013c9ea"/>
    </style:style>
    <style:style style:name="P3" style:family="paragraph" style:parent-style-name="Standard">
      <style:text-properties officeooo:rsid="001aab04" officeooo:paragraph-rsid="001e4306"/>
    </style:style>
    <style:style style:name="P4" style:family="paragraph" style:parent-style-name="Standard">
      <style:text-properties officeooo:rsid="001e4306" officeooo:paragraph-rsid="00273d74"/>
    </style:style>
    <style:style style:name="P5" style:family="paragraph" style:parent-style-name="Standard">
      <style:text-properties officeooo:rsid="001e4306" officeooo:paragraph-rsid="00280fcf"/>
    </style:style>
    <style:style style:name="P6" style:family="paragraph" style:parent-style-name="Standard">
      <style:text-properties officeooo:rsid="0020eb27" officeooo:paragraph-rsid="0020eb27" fo:background-color="#ff99ff"/>
    </style:style>
    <style:style style:name="P7" style:family="paragraph" style:parent-style-name="Standard">
      <style:text-properties officeooo:rsid="00280fcf" officeooo:paragraph-rsid="00280fcf" fo:background-color="#ff99ff"/>
    </style:style>
    <style:style style:name="P8" style:family="paragraph" style:parent-style-name="Standard">
      <style:text-properties officeooo:rsid="001e4306" officeooo:paragraph-rsid="00280fcf" fo:background-color="#ff99ff"/>
    </style:style>
    <style:style style:name="P9" style:family="paragraph" style:parent-style-name="Standard">
      <style:text-properties officeooo:rsid="0028b23d" officeooo:paragraph-rsid="0028b23d" fo:background-color="#ff99ff"/>
    </style:style>
    <style:style style:name="P10" style:family="paragraph" style:parent-style-name="Standard">
      <style:text-properties officeooo:rsid="00280fcf" officeooo:paragraph-rsid="00280fcf"/>
    </style:style>
    <style:style style:name="P11" style:family="paragraph" style:parent-style-name="Standard">
      <style:text-properties officeooo:rsid="00280fcf" officeooo:paragraph-rsid="00280fcf" fo:background-color="#00ff66"/>
    </style:style>
    <style:style style:name="P12" style:family="paragraph" style:parent-style-name="Standard">
      <style:text-properties officeooo:rsid="00280fcf" officeooo:paragraph-rsid="00280fcf" fo:background-color="transparent"/>
    </style:style>
    <style:style style:name="P13" style:family="paragraph" style:parent-style-name="Standard">
      <style:text-properties officeooo:rsid="00280fcf" officeooo:paragraph-rsid="002bdc54" fo:background-color="transparent"/>
    </style:style>
    <style:style style:name="P14" style:family="paragraph" style:parent-style-name="Standard">
      <style:text-properties officeooo:rsid="0028b23d" officeooo:paragraph-rsid="00280fcf" fo:background-color="transparent"/>
    </style:style>
    <style:style style:name="P15" style:family="paragraph" style:parent-style-name="Standard">
      <style:text-properties officeooo:rsid="0028b23d" officeooo:paragraph-rsid="0028b23d" fo:background-color="transparent"/>
    </style:style>
    <style:style style:name="P16" style:family="paragraph" style:parent-style-name="Standard">
      <style:text-properties officeooo:rsid="002cefdc" officeooo:paragraph-rsid="002cefdc" fo:background-color="transparent"/>
    </style:style>
    <style:style style:name="P17" style:family="paragraph" style:parent-style-name="Standard">
      <style:text-properties officeooo:rsid="001e4306" officeooo:paragraph-rsid="002bdc54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280fcf" fo:background-color="transparent" loext:char-shading-value="0"/>
    </style:style>
    <style:style style:name="T3" style:family="text">
      <style:text-properties officeooo:rsid="00280fcf" fo:background-color="transparent" loext:char-shading-value="0"/>
    </style:style>
    <style:style style:name="T4" style:family="text">
      <style:text-properties officeooo:rsid="00273d74" fo:background-color="transparent" loext:char-shading-value="0"/>
    </style:style>
    <style:style style:name="T5" style:family="text">
      <style:text-properties officeooo:rsid="0028b23d" fo:background-color="transparent" loext:char-shading-value="0"/>
    </style:style>
    <style:style style:name="T6" style:family="text">
      <style:text-properties officeooo:rsid="002a0a44" fo:background-color="transparent" loext:char-shading-value="0"/>
    </style:style>
    <style:style style:name="T7" style:family="text">
      <style:text-properties officeooo:rsid="002bdc54" fo:background-color="transparent" loext:char-shading-value="0"/>
    </style:style>
    <style:style style:name="T8" style:family="text">
      <style:text-properties officeooo:rsid="002cefdc" fo:background-color="transparent" loext:char-shading-value="0"/>
    </style:style>
    <style:style style:name="T9" style:family="text">
      <style:text-properties officeooo:rsid="0020eb27"/>
    </style:style>
    <style:style style:name="T10" style:family="text">
      <style:text-properties fo:background-color="#ff99ff" loext:char-shading-value="0"/>
    </style:style>
    <style:style style:name="T11" style:family="text">
      <style:text-properties officeooo:rsid="0020eb27" fo:background-color="#ff99ff" loext:char-shading-value="0"/>
    </style:style>
    <style:style style:name="T12" style:family="text">
      <style:text-properties officeooo:rsid="00273d74" fo:background-color="#ff99ff" loext:char-shading-value="0"/>
    </style:style>
    <style:style style:name="T13" style:family="text">
      <style:text-properties officeooo:rsid="00280fcf" fo:background-color="#ff99ff" loext:char-shading-value="0"/>
    </style:style>
    <style:style style:name="T14" style:family="text">
      <style:text-properties officeooo:rsid="00265fa1"/>
    </style:style>
    <style:style style:name="T15" style:family="text">
      <style:text-properties officeooo:rsid="00273d74"/>
    </style:style>
    <style:style style:name="T16" style:family="text">
      <style:text-properties officeooo:rsid="00273d74" fo:background-color="#00ff66" loext:char-shading-value="0"/>
    </style:style>
    <style:style style:name="T17" style:family="text">
      <style:text-properties officeooo:rsid="00280fcf" fo:background-color="#00ff66" loext:char-shading-value="0"/>
    </style:style>
    <style:style style:name="T18" style:family="text">
      <style:text-properties officeooo:rsid="00280fcf"/>
    </style:style>
    <style:style style:name="T19" style:family="text">
      <style:text-properties officeooo:rsid="002bdc54"/>
    </style:style>
    <style:style style:name="T20" style:family="text">
      <style:text-properties fo:background-color="#ffffff"/>
    </style:style>
    <style:style style:name="T21" style:family="text">
      <style:text-properties officeooo:rsid="00280fcf" fo:background-color="#00ffff" loext:char-shading-value="0"/>
    </style:style>
    <style:style style:name="T22" style:family="text">
      <style:text-properties fo:background-color="#ffff00" loext:char-shading-value="0"/>
    </style:style>
    <style:style style:name="T23" style:family="text">
      <style:text-properties officeooo:rsid="002bdc54" fo:background-color="#ffff00" loext:char-shading-value="0"/>
    </style:style>
    <style:style style:name="T24" style:family="text">
      <style:text-properties fo:background-color="#ffff00" loext:char-shading-value="0"/>
    </style:style>
    <style:style style:name="T25" style:family="text">
      <style:text-properties fo:background-color="#ffccff" loext:char-shading-value="0"/>
    </style:style>
    <style:style style:name="T26" style:family="text">
      <style:text-properties fo:background-color="#ffccff" loext:char-shading-value="0"/>
    </style:style>
    <style:style style:name="T27" style:family="text">
      <style:text-properties officeooo:rsid="0028b23d" fo:background-color="#ffccff" loext:char-shading-value="0"/>
    </style:style>
    <style:style style:name="T28" style:family="text">
      <style:text-properties officeooo:rsid="0028b23d" fo:background-color="#ffccff" loext:char-shading-value="0"/>
    </style:style>
    <style:style style:name="T29" style:family="text">
      <style:text-properties fo:background-color="#99ff99" loext:char-shading-value="0"/>
    </style:style>
    <style:style style:name="T30" style:family="text">
      <style:text-properties fo:background-color="#99ff99" loext:char-shading-value="0"/>
    </style:style>
    <style:style style:name="T31" style:family="text">
      <style:text-properties officeooo:rsid="002cefdc" fo:background-color="#99ff99" loext:char-shading-value="0"/>
    </style:style>
    <style:style style:name="T32" style:family="text">
      <style:text-properties officeooo:rsid="002cefdc" fo:background-color="#99ff99" loext:char-shading-value="0"/>
    </style:style>
    <style:style style:name="T33" style:family="text">
      <style:text-properties fo:font-variant="normal" fo:text-transform="none" style:use-window-font-color="true" style:text-position="0% 100%" style:font-name="Times New Roman" fo:font-size="12pt" fo:letter-spacing="normal" fo:language="en" fo:country="US" fo:font-style="normal" style:text-underline-style="none" fo:font-weight="normal" officeooo:rsid="002bdc54" style:letter-kerning="true" fo:background-color="transparent" loext:char-shading-value="0" style:font-name-asian="Tahoma" style:font-size-asian="12pt" style:language-asian="hi" style:country-asian="IN" style:font-style-asian="normal" style:font-weight-asian="normal" style:font-name-complex="Tahoma" style:font-size-complex="12pt" style:font-style-complex="normal" style:font-weight-complex="normal"/>
    </style:style>
    <style:style style:name="T34" style:family="text">
      <style:text-properties officeooo:rsid="002cefdc"/>
    </style:style>
    <text:list-style style:name="L1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4">HELLO LITTLE GIRL </text:span>BLOCKING <text:span text:style-name="T9">(p67)</text:span></text:p>
      <text:p text:style-name="P2"/>
      <text:p text:style-name="P17"><text:span text:style-name="T19">[ Wolf behind tree, USR ]</text:span></text:p>
      <text:p text:style-name="P17"/>
      <text:p text:style-name="P17"><text:span text:style-name="T19">[ Little Red enters skipping, SL ]</text:span></text:p>
      <text:p text:style-name="P17"/>
      <text:p text:style-name="P17"><text:span text:style-name="T19">[ Little Red notices path to her left as she skips past CS, without stopping ]</text:span></text:p>
      <text:p text:style-name="P17"/>
      <text:p text:style-name="P17"><text:span text:style-name="T19">[ Little Red comes to SR, skips in place as she realizes her way is blocked ]</text:span></text:p>
      <text:p text:style-name="P17"/>
      <text:p text:style-name="P17"><text:span text:style-name="T19">[ Little Red turns around to look at where she came from. ]</text:span></text:p>
      <text:p text:style-name="P17"/>
      <text:p text:style-name="P17"><text:span text:style-name="T19">[ Wolf emerges slowly from tree, sneaking up on her as if to attack ]</text:span></text:p>
      <text:p text:style-name="P17"/>
      <text:p text:style-name="P17"><text:span text:style-name="T19">[ Little Red looks at path DSC, decides that is the right way to go ] </text:span><text:span text:style-name="T23">oh, right</text:span></text:p>
      <text:p text:style-name="P17"/>
      <text:p text:style-name="P17"><text:span text:style-name="T19">[ As she starts to skip away,</text:span> <text:span text:style-name="T15">Wolf ] <text:s/></text:span><text:span text:style-name="T16">Good day, Young Lady</text:span></text:p>
      <text:p text:style-name="P4"/>
      <text:p text:style-name="P4">[ <text:span text:style-name="T15">Little Red</text:span>]<text:span text:style-name="T10"> </text:span><text:span text:style-name="T12">Good day, Mr Wolf</text:span><text:span text:style-name="T11">,</text:span></text:p>
      <text:p text:style-name="P3"/>
      <text:p text:style-name="P10">[ she proceeds, he <text:span text:style-name="T19">darts in front, back to her, face to audience, spreads out his arms as if to ask a questions, and </text:span>blocks <text:span text:style-name="T19">her path. She skips in place trying to get around until the music stops </text:span>] </text:p>
      <text:p text:style-name="P10"/>
      <text:p text:style-name="P5">[ <text:span text:style-name="T15">Wolf ] <text:s/></text:span><text:span text:style-name="T17">Whither away so hurriedly?</text:span></text:p>
      <text:p text:style-name="P5"/>
      <text:p text:style-name="P5">[ <text:span text:style-name="T15">Little Red</text:span>]<text:span text:style-name="T10"> </text:span><text:span text:style-name="T13">To my grandmothers</text:span><text:span text:style-name="T3"> </text:span><text:span text:style-name="T7">[ she thinks “you idiot” ]</text:span></text:p>
      <text:p text:style-name="P6"/>
      <text:p text:style-name="P17">[ <text:span text:style-name="T18">he steps back out of her way on her right side and bows, with his right arm indicating that she may pass ] </text:span><text:span text:style-name="T21">Ah….</text:span></text:p>
      <text:p text:style-name="P17"/>
      <text:p text:style-name="P17"><text:span text:style-name="T19">[ As she passes him he grabs the basket ] <text:s/></text:span><text:span text:style-name="T17">And what might be in your basket?</text:span><text:span text:style-name="T3"> </text:span><text:span text:style-name="T33">[ starts looking ]</text:span></text:p>
      <text:p text:style-name="P11"/>
      <text:p text:style-name="P5"><text:span text:style-name="T2">[ </text:span><text:span text:style-name="T4">Little Red</text:span><text:span text:style-name="T2">]</text:span><text:span text:style-name="T13"> Bread and wine ...</text:span></text:p>
      <text:p text:style-name="P8"/>
      <text:p text:style-name="P12">[ she tries to grab the basket but fail<text:span text:style-name="T19">s. With obvious irritation</text:span> ] <text:span text:style-name="T26">So grandmother will have something good to make her stron</text:span>g. </text:p>
      <text:p text:style-name="P12"/>
      <text:p text:style-name="P12">[ Wolf ] <text:span text:style-name="T30">And where might your grandmother live?</text:span> <text:span text:style-name="T19">[ motions with basket in right hand ]</text:span></text:p>
      <text:p text:style-name="P12"/>
      <text:p text:style-name="P13">[ Little red <text:span text:style-name="T19">takes a beat as she gets an idea </text:span>] <text:span text:style-name="T26">Further in the woods.</text:span> <text:span text:style-name="T19">[ she points. He takes a quick glance and then looks back at her ]</text:span></text:p>
      <text:p text:style-name="P13"/>
      <text:p text:style-name="P13"><text:span text:style-name="T19">[ She tries again, more animated ] </text:span><text:span text:style-name="T26">She stands under three large oak trees</text:span>. [ <text:span text:style-name="T19">He looks away to try to visualize the trees. S</text:span>he grabs basket back on “three” <text:span text:style-name="T19">and turns to the audience as she snickers with delight ]</text:span></text:p>
      <text:p text:style-name="P12"/>
      <text:p text:style-name="P12">[ she skips off ]</text:p>
      <text:p text:style-name="P12"/>
      <text:p text:style-name="P12"><text:soft-page-break/>[ wolf dashes in front of her, steps back to be on her left. <text:span text:style-name="T34">She reacts with “what, again?!” look </text:span>] <text:span text:style-name="T30">hello, little girl</text:span></text:p>
      <text:p text:style-name="P12"/>
      <text:p text:style-name="P12">[ leads her back up the ramp ] <text:span text:style-name="T30">what’s your rush?</text:span></text:p>
      <text:p text:style-name="P12"/>
      <text:p text:style-name="P12">[ leads her to flowers ] <text:span text:style-name="T30">you’re missing all the flowers,</text:span></text:p>
      <text:p text:style-name="P12"><text:span text:style-name="T30"/></text:p>
      <text:p text:style-name="P16"><text:span text:style-name="T20">[ Little Red ] </text:span><text:span text:style-name="T24">Oh, how pretty!</text:span></text:p>
      <text:p text:style-name="P12"/>
      <text:p text:style-name="P12">[ turns her head gently to the audience ] <text:span text:style-name="T30">the sun won’t set for hour</text:span>s</text:p>
      <text:p text:style-name="P12"/>
      <text:p text:style-name="P12">[ moves CS ] <text:span text:style-name="T30">take your time…</text:span>.</text:p>
      <text:p text:style-name="P12"/>
      <text:p text:style-name="P12">[ Little Red ] <text:span text:style-name="T26">Mother said, “straight ahead”</text:span> [ barges past him with surprising force ]</text:p>
      <text:p text:style-name="P12"/>
      <text:p text:style-name="P12">[ Little Red turns ] <text:span text:style-name="T26">Not to delay or</text:span> [ she pokes him with index finger ] <text:span text:style-name="T26">be misled!</text:span></text:p>
      <text:p text:style-name="P12"/>
      <text:p text:style-name="P12">[ Wolf moves SL, sweeping her up ] <text:span text:style-name="T30">But slow, little girl, Hark! And hush</text:span></text:p>
      <text:p text:style-name="P12"/>
      <text:p text:style-name="P12">[ the birds move up ] <text:span text:style-name="T30">the birds are singing sweetly,</text:span></text:p>
      <text:p text:style-name="P12"/>
      <text:p text:style-name="P12">[ Little Red ] <text:span text:style-name="T24">oh, how cute!</text:span></text:p>
      <text:p text:style-name="P12"/>
      <text:p text:style-name="P12">[ Wolf ] <text:span text:style-name="T30">You’ll miss the birds completely,</text:span> </text:p>
      <text:p text:style-name="P12"/>
      <text:p text:style-name="P12">[ he steps back a bit, to USC ] <text:span text:style-name="T30">you’re travelling so fleetly</text:span></text:p>
      <text:p text:style-name="P12"/>
      <text:p text:style-name="P12">[ Little Red looks out to audience ] <text:span text:style-name="T26">Mother said not to stray</text:span></text:p>
      <text:p text:style-name="P12"/>
      <text:p text:style-name="P12">[ she looks at flowers ] <text:span text:style-name="T26">Still I suppose a small delay</text:span></text:p>
      <text:p text:style-name="P12"/>
      <text:p text:style-name="P12">[ she looks at birds and shrugs shoulders ] <text:span text:style-name="T26">granny might like a fresh bouquet!</text:span></text:p>
      <text:p text:style-name="P12"/>
      <text:p text:style-name="P7"><text:span text:style-name="T1">[ the birds go nuts and give her the flowers, as they are leaving ] </text:span><text:span text:style-name="T28">Good-bye, Mr. Wolf</text:span><text:span text:style-name="T5"> [ without looking back]</text:span></text:p>
      <text:p text:style-name="P14"/>
      <text:p text:style-name="P15">[ Wolf, waving ] <text:span text:style-name="T30">Goodbye, Little Girl</text:span>. <text:s/>[ as if he’s the nicest guy in the world ] </text:p>
      <text:p text:style-name="P15"/>
      <text:p text:style-name="P15">[ Sudden change to dark ] <text:span text:style-name="T30">And Helloooooooo…</text:span></text:p>
      <text:p text:style-name="P15"/>
      <text:p text:style-name="P9"><text:span text:style-name="T1">[ Wolf </text:span><text:span text:style-name="T6">does the howl thing</text:span><text:span text:style-name="T1"> ] <text:s/></text:span><text:span text:style-name="T8">(</text:span><text:span text:style-name="T32">howls)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1549dd"/>
    </style:style>
    <style:page-layout style:name="Mpm1">
      <style:page-layout-properties fo:page-width="8.5in" fo:page-height="11in" style:num-format="1" style:print-orientation="portrait" fo:margin-top="0.4799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0T16:07:36.689643601</dc:date>
    <meta:editing-duration>PT1H13M54S</meta:editing-duration>
    <meta:editing-cycles>16</meta:editing-cycles>
    <meta:generator>LibreOffice/5.1.4.2$Linux_X86_64 LibreOffice_project/10m0$Build-2</meta:generator>
    <meta:document-statistic meta:table-count="0" meta:image-count="0" meta:object-count="0" meta:page-count="2" meta:paragraph-count="42" meta:word-count="607" meta:character-count="2895" meta:non-whitespace-character-count="2320"/>
  </office:meta>
</office:document-meta>
</file>